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7300000065D95FCAD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fo:wrap-option="no-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517cm" fo:min-width="2.55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84cm" fo:min-width="2.716cm"/>
    </style:style>
    <style:style style:name="gr6" style:family="graphic" style:parent-style-name="standard">
      <style:graphic-properties svg:stroke-color="#000000" draw:fill="none"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967cm" fo:min-width="1.128cm"/>
    </style:style>
    <style:style style:name="gr8" style:family="graphic" style:parent-style-name="standard">
      <style:graphic-properties draw:stroke="none" svg:stroke-color="#000000" draw:fill="none" draw:fill-color="#ffffff" draw:textarea-horizontal-align="left" draw:auto-grow-height="true" draw:auto-grow-width="true" fo:min-height="0.967cm" fo:min-width="1.852cm"/>
    </style:style>
    <style:style style:name="gr9" style:family="graphic" style:parent-style-name="standard">
      <style:graphic-properties draw:stroke="none" svg:stroke-color="#000000" draw:fill="none" draw:fill-color="#ffffff" draw:textarea-horizontal-align="left" draw:auto-grow-height="true" draw:auto-grow-width="true" fo:min-height="1.45cm" fo:min-width="0.87cm"/>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family="'Times New Roman'" style:font-style-name="Italic" style:font-family-generic="roman" style:font-pitch="variable" fo:font-size="13pt" style:font-size-asian="13pt" style:font-size-complex="13pt"/>
    </style:style>
    <style:style style:name="P3" style:family="paragraph">
      <style:text-properties fo:font-weight="normal" style:font-weight-asian="normal" style:font-weight-complex="normal"/>
    </style:style>
    <style:style style:name="P4" style:family="paragraph">
      <style:text-properties fo:font-family="'Times New Roman'" style:font-style-name="Italic" style:font-family-generic="roman" style:font-pitch="variable" fo:font-size="13pt" fo:font-weight="normal" style:font-size-asian="13pt" style:font-weight-asian="normal" style:font-size-complex="13pt" style:font-weight-complex="normal"/>
    </style:style>
    <style:style style:name="P5" style:family="paragraph">
      <style:text-properties fo:font-family="'Times New Roman'" style:font-style-name="Italic" style:font-family-generic="roman" style:font-pitch="variable" fo:font-size="12pt" style:font-size-asian="12pt" style:font-size-complex="12pt"/>
    </style:style>
    <style:style style:name="P6" style:family="paragraph">
      <style:paragraph-properties fo:text-align="center"/>
      <style:text-properties fo:font-weight="normal" style:font-weight-asian="normal" style:font-weight-complex="normal"/>
    </style:style>
    <style:style style:name="P7" style:family="paragraph">
      <style:paragraph-properties fo:text-align="center"/>
      <style:text-properties fo:font-family="'Times New Roman'" style:font-style-name="Italic" style:font-family-generic="roman" style:font-pitch="variable" fo:font-size="13pt" fo:font-weight="normal" style:font-size-asian="13pt" style:font-weight-asian="normal" style:font-size-complex="13pt" style:font-weight-complex="normal"/>
    </style:style>
    <style:style style:name="P8" style:family="paragraph">
      <style:text-properties fo:font-family="'Times New Roman'" style:font-style-name="Italic" style:font-family-generic="roman" style:font-pitch="variable" fo:font-size="12pt" style:font-size-asian="13pt" style:font-size-complex="13pt"/>
    </style:style>
    <style:style style:name="T1" style:family="text">
      <style:text-properties fo:font-family="'Times New Roman'" style:font-style-name="Italic" style:font-family-generic="roman" style:font-pitch="variable" fo:font-size="13pt" style:font-size-asian="13pt" style:font-size-complex="13pt"/>
    </style:style>
    <style:style style:name="T2" style:family="text">
      <style:text-properties fo:font-family="'Times New Roman'" style:font-style-name="Italic" style:font-family-generic="roman" style:font-pitch="variable" fo:font-size="13pt" fo:font-weight="normal" style:font-size-asian="13pt" style:font-weight-asian="normal" style:font-size-complex="13pt" style:font-weight-complex="normal"/>
    </style:style>
    <style:style style:name="T3" style:family="text">
      <style:text-properties fo:font-family="'Times New Roman'" style:font-style-name="Italic" style:font-family-generic="roman" style:font-pitch="variable" fo:font-size="12pt" style:font-size-asian="12pt" style:font-size-complex="12pt"/>
    </style:style>
    <style:style style:name="T4" style:family="text">
      <style:text-properties fo:font-family="'Times New Roman'" style:font-style-name="Italic" style:font-family-generic="roman" style:font-pitch="variable" fo:font-size="12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286cm" svg:height="2.413cm" svg:x="14.254cm" svg:y="4.121cm">
          <text:p text:style-name="P1"><text:span text:style-name="T1">W</text:span></text:p>
          <text:p text:style-name="P1"><text:span text:style-name="T1">W</text:span></text:p>
          <text:p text:style-name="P1"><text:span text:style-name="T1">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1" xml:id="id2" draw:id="id2" draw:layer="layout" svg:width="2.437cm" svg:height="2.133cm" svg:x="9.057cm" svg:y="4.249cm">
          <draw:image xlink:href="Pictures/100002010000007300000065D95FCADD.png" xlink:type="simple" xlink:show="embed" xlink:actuate="onLoad">
            <text:p/>
          </draw:image>
        </draw:frame>
        <draw:frame draw:style-name="gr3" draw:text-style-name="P4" draw:layer="layout" svg:width="3.055cm" svg:height="0.772cm" svg:x="9.017cm" svg:y="3.54cm">
          <draw:text-box>
            <text:p text:style-name="P3"><text:span text:style-name="T2">AHA! engine</text:span></text:p>
          </draw:text-box>
        </draw:frame>
        <draw:line draw:style-name="gr4" draw:text-style-name="P1" draw:layer="layout" svg:x1="11.414cm" svg:y1="4.556cm" svg:x2="14.462cm" svg:y2="4.556cm">
          <text:p/>
        </draw:line>
        <draw:line draw:style-name="gr4" draw:text-style-name="P1" draw:layer="layout" svg:x1="14.208cm" svg:y1="5.826cm" svg:x2="11.287cm" svg:y2="5.826cm">
          <text:p/>
        </draw:line>
        <draw:frame draw:style-name="gr5" draw:text-style-name="P5" draw:layer="layout" svg:width="3.216cm" svg:height="0.734cm" svg:x="11.203cm" svg:y="4.891cm">
          <draw:text-box>
            <text:p><text:span text:style-name="T3">Http connection</text:span></text:p>
          </draw:text-box>
        </draw:frame>
        <draw:custom-shape draw:style-name="gr6" draw:text-style-name="P7" xml:id="id3" draw:id="id3" draw:layer="layout" svg:width="2.667cm" svg:height="2.032cm" svg:x="12.942cm" svg:y="9.139cm">
          <text:p text:style-name="P6"><text:span text:style-name="T2">Application</text:span></text:p>
          <text:p text:style-name="P6"><text:span text:style-name="T2">files/pag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4" draw:id="id4" draw:layer="layout" svg:width="2.667cm" svg:height="2.032cm" svg:x="8.942cm" svg:y="9.14cm">
          <text:p text:style-name="P6"><text:span text:style-name="T2">UM: user </text:span></text:p>
          <text:p text:style-name="P6"><text:span text:style-name="T2">mode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1" draw:id="id1" draw:layer="layout" svg:width="2.667cm" svg:height="2.032cm" svg:x="4.942cm" svg:y="9.14cm">
          <text:p text:style-name="P6"><text:span text:style-name="T2">DM/AM</text:span></text:p>
          <text:p text:style-name="P6"><text:span text:style-name="T2">mode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8" draw:layer="layout" svg:width="1.628cm" svg:height="1.217cm" svg:x="10.179cm" svg:y="7.65cm">
          <draw:text-box>
            <text:p><text:span text:style-name="T4">read /</text:span></text:p>
            <text:p><text:span text:style-name="T4">update</text:span></text:p>
          </draw:text-box>
        </draw:frame>
        <draw:frame draw:style-name="gr8" draw:text-style-name="P5" draw:layer="layout" svg:width="2.352cm" svg:height="1.217cm" svg:x="12.73cm" svg:y="7.169cm">
          <draw:text-box>
            <text:p><text:span text:style-name="T3">read when </text:span></text:p>
            <text:p><text:span text:style-name="T3">requested</text:span></text:p>
          </draw:text-box>
        </draw:frame>
        <draw:frame draw:style-name="gr9" draw:text-style-name="P5" draw:layer="layout" svg:width="1.37cm" svg:height="1.7cm" svg:x="6.75cm" svg:y="6.469cm">
          <draw:text-box>
            <text:p><text:span text:style-name="T3">read</text:span></text:p>
            <text:p><text:span text:style-name="T3">upon</text:span></text:p>
            <text:p><text:span text:style-name="T3">login</text:span></text:p>
          </draw:text-box>
        </draw:frame>
        <draw:connector draw:style-name="gr4" draw:text-style-name="P1" draw:layer="layout" draw:type="line" svg:x1="6.276cm" svg:y1="9.14cm" svg:x2="10.275cm" svg:y2="6.382cm" draw:start-shape="id1" draw:start-glue-point="5" draw:end-shape="id2" draw:end-glue-point="2" svg:d="M6276 9140l3999-2758">
          <text:p/>
        </draw:connector>
        <draw:connector draw:style-name="gr4" draw:text-style-name="P1" draw:layer="layout" draw:type="line" svg:x1="14.276cm" svg:y1="9.139cm" svg:x2="10.275cm" svg:y2="6.382cm" draw:start-shape="id3" draw:start-glue-point="5" draw:end-shape="id2" draw:end-glue-point="2" svg:d="M14276 9139l-4001-2757">
          <text:p/>
        </draw:connector>
        <draw:connector draw:style-name="gr10" draw:text-style-name="P1" draw:layer="layout" draw:type="line" svg:x1="10.276cm" svg:y1="9.14cm" svg:x2="10.275cm" svg:y2="6.382cm" draw:start-shape="id4" draw:start-glue-point="5" draw:end-shape="id2" draw:end-glue-point="2" svg:d="M10276 9140l-1-275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oc Nguyen</meta:initial-creator>
    <meta:creation-date>2014-09-15T10:44:14.57</meta:creation-date>
    <dc:date>2014-09-17T10:14:48.15</dc:date>
    <dc:creator>Loc Nguyen</dc:creator>
    <meta:editing-duration>PT34M39S</meta:editing-duration>
    <meta:editing-cycles>18</meta:editing-cycles>
    <meta:generator>OpenOffice/4.1.0$Win32 OpenOffice.org_project/410m18$Build-9764</meta:generator>
    <meta:document-statistic meta:object-count="15"/>
  </office:meta>
</office:document-meta>
</file>